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S Gothi" svg:font-family="'MS Goth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paragraph-properties fo:margin-top="0cm" fo:margin-bottom="0cm"/>
      <style:text-properties style:font-name="Garamond" fo:font-size="10pt" style:font-size-asian="10pt"/>
    </style:style>
    <style:style style:name="P3" style:family="paragraph" style:parent-style-name="List_20_Paragraph">
      <style:paragraph-properties fo:margin-top="0cm" fo:margin-bottom="0cm" fo:text-align="justify" style:justify-single-word="false"/>
      <style:text-properties style:font-name="Garamond" fo:font-size="10pt" style:font-size-asian="10pt"/>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style:text-properties style:font-name="Garamond" fo:font-size="10pt" fo:font-style="italic" style:font-size-asian="10pt" style:font-style-asian="italic"/>
    </style:style>
    <style:style style:name="P6" style:family="paragraph" style:parent-style-name="Standard">
      <style:paragraph-properties fo:margin-top="0cm" fo:margin-bottom="0cm"/>
      <style:text-properties style:font-name="Garamond" fo:font-size="10pt" style:font-size-asian="10pt"/>
    </style:style>
    <style:style style:name="P7" style:family="paragraph" style:parent-style-name="Standard">
      <style:paragraph-properties fo:margin-top="0cm" fo:margin-bottom="0cm" fo:text-align="justify" style:justify-single-word="false"/>
      <style:text-properties style:font-name="Garamond" fo:font-size="10pt" style:font-size-asian="10pt"/>
    </style:style>
    <style:style style:name="P8" style:family="paragraph" style:parent-style-name="Standard">
      <style:paragraph-properties fo:margin-top="0cm" fo:margin-bottom="0cm"/>
      <style:text-properties style:font-name="Garamond" fo:font-size="10pt" fo:font-weight="bold" style:font-size-asian="10pt" style:font-weight-asian="bold"/>
    </style:style>
    <style:style style:name="P9" style:family="paragraph" style:parent-style-name="Standard">
      <style:paragraph-properties fo:margin-top="0cm" fo:margin-bottom="0cm"/>
      <style:text-properties fo:font-variant="small-caps" style:font-name="Garamond" fo:font-size="10pt" style:text-underline-style="solid" style:text-underline-width="auto" style:text-underline-color="font-color" fo:font-weight="bold" style:font-size-asian="10pt" style:font-weight-asian="bold"/>
    </style:style>
    <style:style style:name="P10" style:family="paragraph" style:parent-style-name="Standard">
      <style:paragraph-properties fo:margin-top="0cm" fo:margin-bottom="0cm"/>
      <style:text-properties fo:font-variant="small-caps" style:font-name="Garamond" fo:font-size="10pt" fo:font-weight="bold" style:font-size-asian="10pt" style:font-weight-asian="bold"/>
    </style:style>
    <style:style style:name="P11" style:family="paragraph" style:parent-style-name="Standard">
      <style:paragraph-properties fo:margin-top="0cm" fo:margin-bottom="0cm"/>
      <style:text-properties fo:color="#943634" style:font-name="Garamond" fo:font-size="10pt" fo:font-weight="bold" style:font-size-asian="10pt" style:font-weight-asian="bold"/>
    </style:style>
    <style:style style:name="P12" style:family="paragraph" style:parent-style-name="Standard">
      <style:paragraph-properties fo:margin-top="0cm" fo:margin-bottom="0cm" fo:break-before="column"/>
      <style:text-properties fo:font-variant="small-caps" style:font-name="Garamond" fo:font-size="10pt" style:text-underline-style="solid" style:text-underline-width="auto" style:text-underline-color="font-color" fo:font-weight="bold" style:font-size-asian="10pt" style:font-weight-asian="bold"/>
    </style:style>
    <style:style style:name="P13" style:family="paragraph" style:parent-style-name="List_20_Paragraph">
      <style:paragraph-properties fo:margin-left="0.635cm" fo:margin-right="0cm" fo:margin-top="0cm" fo:margin-bottom="0cm" fo:text-indent="0cm" style:auto-text-indent="false"/>
      <style:text-properties style:font-name="Garamond" fo:font-size="10pt" style:font-size-asian="10pt"/>
    </style:style>
    <style:style style:name="P14" style:family="paragraph" style:parent-style-name="List_20_Paragraph">
      <style:paragraph-properties fo:margin-left="0.635cm" fo:margin-right="0cm" fo:margin-top="0cm" fo:margin-bottom="0cm" fo:text-indent="0cm" style:auto-text-indent="false"/>
      <style:text-properties style:font-name="Garamond" fo:font-size="10pt" fo:font-style="italic" style:font-size-asian="10pt" style:font-style-asian="italic"/>
    </style:style>
    <style:style style:name="P15"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style:font-size-asian="10pt"/>
    </style:style>
    <style:style style:name="P16"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fo:font-weight="bold" style:font-size-asian="10pt" style:font-weight-asian="bold"/>
    </style:style>
    <style:style style:name="P17" style:family="paragraph" style:parent-style-name="Standard">
      <style:paragraph-properties fo:margin-left="0cm" fo:margin-right="0cm" fo:margin-top="0cm" fo:margin-bottom="0cm" fo:text-align="justify" style:justify-single-word="false" fo:text-indent="0.635cm" style:auto-text-indent="false"/>
    </style:style>
    <style:style style:name="P18" style:family="paragraph" style:parent-style-name="Standard">
      <style:paragraph-properties fo:margin-left="0cm" fo:margin-right="0cm" fo:margin-top="0.212cm" fo:margin-bottom="0cm" fo:text-align="justify" style:justify-single-word="false" fo:text-indent="0.635cm" style:auto-text-indent="false"/>
    </style:style>
    <style:style style:name="P19" style:family="paragraph" style:parent-style-name="Standard">
      <style:paragraph-properties fo:margin-left="0cm" fo:margin-right="0cm" fo:margin-top="0cm" fo:margin-bottom="0cm" fo:text-align="justify" style:justify-single-word="false" fo:text-indent="0cm" style:auto-text-indent="false"/>
      <style:text-properties style:font-name="Garamond" fo:font-size="10pt" style:font-size-asian="10pt"/>
    </style:style>
    <style:style style:name="P20" style:family="paragraph" style:parent-style-name="Standard" style:master-page-name="Standard">
      <style:paragraph-properties fo:margin-top="0cm" fo:margin-bottom="0cm" style:page-number="auto"/>
      <style:text-properties fo:font-variant="small-caps" style:font-name="Garamond" fo:font-weight="bold" style:font-weight-asian="bold"/>
    </style:style>
    <style:style style:name="P21" style:family="paragraph" style:parent-style-name="Standard">
      <style:paragraph-properties fo:margin-top="0cm" fo:margin-bottom="0cm"/>
      <style:text-properties style:font-name="Garamond" fo:font-size="10pt" fo:font-style="italic" style:font-size-asian="10pt" style:font-style-asian="italic"/>
    </style:style>
    <style:style style:name="P22" style:family="paragraph" style:parent-style-name="Standard">
      <style:paragraph-properties fo:margin-top="0cm" fo:margin-bottom="0cm"/>
      <style:text-properties style:font-name="Garamond" fo:font-size="8pt" style:font-size-asian="8pt"/>
    </style:style>
    <style:style style:name="P23" style:family="paragraph" style:parent-style-name="Standard">
      <style:paragraph-properties fo:margin-top="0cm" fo:margin-bottom="0cm"/>
      <style:text-properties fo:font-variant="small-caps" style:font-name="Garamond" fo:font-size="10pt" style:text-underline-style="solid" style:text-underline-width="auto" style:text-underline-color="font-color" fo:font-weight="bold" style:font-size-asian="10pt" style:font-weight-asian="bold"/>
    </style:style>
    <style:style style:name="P24" style:family="paragraph" style:parent-style-name="Standard">
      <style:paragraph-properties fo:margin-left="0cm" fo:margin-right="0cm" fo:margin-top="0cm" fo:margin-bottom="0cm" fo:text-align="justify" style:justify-single-word="false" fo:text-indent="0cm" style:auto-text-indent="false"/>
      <style:text-properties style:font-name="Garamond" fo:font-size="10pt" style:font-size-asian="10pt"/>
    </style:style>
    <style:style style:name="P25" style:family="paragraph" style:parent-style-name="Standard">
      <style:paragraph-properties fo:margin-left="0cm" fo:margin-right="0cm" fo:margin-top="0cm" fo:margin-bottom="0cm" fo:text-align="justify" style:justify-single-word="false" fo:text-indent="0.635cm" style:auto-text-indent="false"/>
      <style:text-properties style:font-name="Garamond" fo:font-size="10pt" style:font-size-asian="10pt"/>
    </style:style>
    <style:style style:name="P26" style:family="paragraph" style:parent-style-name="List_20_Paragraph" style:list-style-name="WWNum1">
      <style:paragraph-properties fo:margin-top="0cm" fo:margin-bottom="0cm" fo:text-align="justify" style:justify-single-word="false"/>
      <style:text-properties style:font-name="Garamond" fo:font-size="10pt" fo:font-weight="bold" style:font-size-asian="10pt" style:font-weight-asian="bold"/>
    </style:style>
    <style:style style:name="P27" style:family="paragraph" style:parent-style-name="List_20_Paragraph" style:list-style-name="WWNum2">
      <style:paragraph-properties fo:margin-top="0cm" fo:margin-bottom="0cm" fo:text-align="justify" style:justify-single-word="false"/>
      <style:text-properties style:font-name="Garamond" fo:font-size="10pt" style:font-size-asian="10pt"/>
    </style:style>
    <style:style style:name="P28" style:family="paragraph" style:parent-style-name="List_20_Paragraph" style:list-style-name="WWNum3">
      <style:paragraph-properties fo:margin-top="0cm" fo:margin-bottom="0cm"/>
      <style:text-properties style:font-name="Garamond" fo:font-size="10pt" style:font-size-asian="10pt"/>
    </style:style>
    <style:style style:name="P29" style:family="paragraph" style:parent-style-name="List_20_Paragraph" style:list-style-name="WWNum4">
      <style:paragraph-properties fo:margin-top="0cm" fo:margin-bottom="0cm"/>
      <style:text-properties style:font-name="Garamond" fo:font-size="10pt" style:font-size-asian="10pt"/>
    </style:style>
    <style:style style:name="P30" style:family="paragraph" style:parent-style-name="List_20_Paragraph" style:list-style-name="WWNum5">
      <style:paragraph-properties fo:margin-top="0cm" fo:margin-bottom="0cm"/>
      <style:text-properties style:font-name="Garamond" fo:font-size="10pt" style:font-size-asian="10pt"/>
    </style:style>
    <style:style style:name="P31" style:family="paragraph" style:parent-style-name="List_20_Paragraph" style:list-style-name="WWNum6">
      <style:paragraph-properties fo:margin-top="0cm" fo:margin-bottom="0cm"/>
      <style:text-properties style:font-name="Garamond" fo:font-size="10pt" style:font-size-asian="10pt"/>
    </style:style>
    <style:style style:name="P32" style:family="paragraph" style:parent-style-name="List_20_Paragraph" style:list-style-name="WWNum7">
      <style:paragraph-properties fo:margin-top="0cm" fo:margin-bottom="0cm"/>
      <style:text-properties style:font-name="Garamond" fo:font-size="10pt" style:font-size-asian="10pt"/>
    </style:style>
    <style:style style:name="P33" style:family="paragraph" style:parent-style-name="List_20_Paragraph" style:list-style-name="WWNum8">
      <style:paragraph-properties fo:margin-top="0cm" fo:margin-bottom="0cm"/>
      <style:text-properties style:font-name="Garamond" fo:font-size="10pt" style:font-size-asian="10pt"/>
    </style:style>
    <style:style style:name="P34" style:family="paragraph" style:parent-style-name="List_20_Paragraph" style:list-style-name="WWNum9">
      <style:paragraph-properties fo:margin-top="0cm" fo:margin-bottom="0cm"/>
      <style:text-properties style:font-name="Garamond" fo:font-size="10pt" style:font-size-asian="10pt"/>
    </style:style>
    <style:style style:name="P35" style:family="paragraph" style:parent-style-name="List_20_Paragraph" style:list-style-name="WWNum10">
      <style:paragraph-properties fo:margin-top="0cm" fo:margin-bottom="0cm"/>
      <style:text-properties style:font-name="Garamond" fo:font-size="10pt" style:font-size-asian="10pt"/>
    </style:style>
    <style:style style:name="P36" style:family="paragraph" style:parent-style-name="List_20_Paragraph" style:list-style-name="WWNum12">
      <style:paragraph-properties fo:margin-top="0cm" fo:margin-bottom="0cm"/>
      <style:text-properties style:font-name="Garamond" fo:font-size="10pt" style:font-size-asian="10pt"/>
    </style:style>
    <style:style style:name="P37" style:family="paragraph" style:parent-style-name="List_20_Paragraph" style:list-style-name="WWNum11">
      <style:paragraph-properties fo:margin-top="0cm" fo:margin-bottom="0cm"/>
      <style:text-properties style:font-name="Garamond" fo:font-size="10pt" style:font-size-asian="10pt"/>
    </style:style>
    <style:style style:name="P38" style:family="paragraph" style:parent-style-name="List_20_Paragraph" style:list-style-name="WWNum13">
      <style:paragraph-properties fo:margin-top="0cm" fo:margin-bottom="0cm"/>
      <style:text-properties style:font-name="Garamond" fo:font-size="10pt" style:font-size-asian="10pt"/>
    </style:style>
    <style:style style:name="P39" style:family="paragraph" style:parent-style-name="List_20_Paragraph" style:list-style-name="WWNum14">
      <style:paragraph-properties fo:margin-top="0cm" fo:margin-bottom="0cm"/>
      <style:text-properties style:font-name="Garamond" fo:font-size="10pt" style:font-size-asian="10pt"/>
    </style:style>
    <style:style style:name="P40" style:family="paragraph" style:parent-style-name="List_20_Paragraph" style:list-style-name="WWNum1">
      <style:paragraph-properties fo:margin-top="0cm" fo:margin-bottom="0cm" fo:text-align="justify" style:justify-single-word="false"/>
    </style:style>
    <style:style style:name="P41" style:family="paragraph" style:parent-style-name="List_20_Paragraph" style:list-style-name="WWNum2">
      <style:paragraph-properties fo:margin-top="0cm" fo:margin-bottom="0cm" fo:text-align="justify" style:justify-single-word="false"/>
    </style:style>
    <style:style style:name="P42" style:family="paragraph" style:parent-style-name="List_20_Paragraph" style:list-style-name="WWNum2">
      <style:paragraph-properties fo:margin-top="0cm" fo:margin-bottom="0cm" fo:text-align="justify" style:justify-single-word="false"/>
      <style:text-properties fo:font-variant="small-caps" style:font-name="Garamond" fo:font-size="10pt" style:font-size-asian="10pt"/>
    </style:style>
    <style:style style:name="P43" style:family="paragraph" style:parent-style-name="List_20_Paragraph" style:list-style-name="WWNum3">
      <style:paragraph-properties fo:margin-top="0cm" fo:margin-bottom="0cm"/>
    </style:style>
    <style:style style:name="P44" style:family="paragraph" style:parent-style-name="List_20_Paragraph" style:list-style-name="WWNum5">
      <style:paragraph-properties fo:margin-top="0cm" fo:margin-bottom="0cm"/>
    </style:style>
    <style:style style:name="P45" style:family="paragraph" style:parent-style-name="List_20_Paragraph" style:list-style-name="WWNum6">
      <style:paragraph-properties fo:margin-top="0cm" fo:margin-bottom="0cm"/>
    </style:style>
    <style:style style:name="P46" style:family="paragraph" style:parent-style-name="List_20_Paragraph" style:list-style-name="WWNum7">
      <style:paragraph-properties fo:margin-top="0cm" fo:margin-bottom="0cm"/>
    </style:style>
    <style:style style:name="P47" style:family="paragraph" style:parent-style-name="List_20_Paragraph" style:list-style-name="WWNum10">
      <style:paragraph-properties fo:margin-top="0cm" fo:margin-bottom="0cm"/>
    </style:style>
    <style:style style:name="P48" style:family="paragraph" style:parent-style-name="List_20_Paragraph" style:list-style-name="WWNum13">
      <style:paragraph-properties fo:margin-top="0cm" fo:margin-bottom="0cm"/>
    </style:style>
    <style:style style:name="P49" style:family="paragraph" style:parent-style-name="List_20_Paragraph" style:list-style-name="WWNum1">
      <style:paragraph-properties fo:margin-left="1.27cm" fo:margin-right="0cm" fo:margin-top="0cm" fo:margin-bottom="0cm" fo:text-align="justify" style:justify-single-word="false" fo:text-indent="0cm" style:auto-text-indent="false"/>
      <style:text-properties style:font-name="Garamond" fo:font-size="10pt" style:font-size-asian="10pt"/>
    </style:style>
    <style:style style:name="P50" style:family="paragraph" style:parent-style-name="List_20_Paragraph" style:list-style-name="WWNum3">
      <style:paragraph-properties fo:margin-left="1.27cm" fo:margin-right="0cm" fo:margin-top="0cm" fo:margin-bottom="0cm" fo:text-indent="0cm" style:auto-text-indent="false"/>
      <style:text-properties style:font-name="Garamond" fo:font-size="10pt" style:font-size-asian="10pt"/>
    </style:style>
    <style:style style:name="P51" style:family="paragraph" style:parent-style-name="List_20_Paragraph" style:list-style-name="WWNum4">
      <style:paragraph-properties fo:margin-left="1.27cm" fo:margin-right="0cm" fo:margin-top="0cm" fo:margin-bottom="0cm" fo:text-indent="0cm" style:auto-text-indent="false"/>
      <style:text-properties style:font-name="Garamond" fo:font-size="10pt" style:font-size-asian="10pt"/>
    </style:style>
    <style:style style:name="P52" style:family="paragraph" style:parent-style-name="List_20_Paragraph" style:list-style-name="WWNum5">
      <style:paragraph-properties fo:margin-left="1.27cm" fo:margin-right="0cm" fo:margin-top="0cm" fo:margin-bottom="0cm" fo:text-indent="0cm" style:auto-text-indent="false"/>
      <style:text-properties style:font-name="Garamond" fo:font-size="10pt" style:font-size-asian="10pt"/>
    </style:style>
    <style:style style:name="P53" style:family="paragraph" style:parent-style-name="List_20_Paragraph" style:list-style-name="WWNum6">
      <style:paragraph-properties fo:margin-left="1.27cm" fo:margin-right="0cm" fo:margin-top="0cm" fo:margin-bottom="0cm" fo:text-indent="0cm" style:auto-text-indent="false"/>
      <style:text-properties style:font-name="Garamond" fo:font-size="10pt" style:font-size-asian="10pt"/>
    </style:style>
    <style:style style:name="P54" style:family="paragraph" style:parent-style-name="List_20_Paragraph" style:list-style-name="WWNum7">
      <style:paragraph-properties fo:margin-left="1.27cm" fo:margin-right="0cm" fo:margin-top="0cm" fo:margin-bottom="0cm" fo:text-indent="0cm" style:auto-text-indent="false"/>
      <style:text-properties style:font-name="Garamond" fo:font-size="10pt" style:font-size-asian="10pt"/>
    </style:style>
    <style:style style:name="P55" style:family="paragraph" style:parent-style-name="List_20_Paragraph" style:list-style-name="WWNum10">
      <style:paragraph-properties fo:margin-left="1.27cm" fo:margin-right="0cm" fo:margin-top="0cm" fo:margin-bottom="0cm" fo:text-indent="0cm" style:auto-text-indent="false"/>
      <style:text-properties style:font-name="Garamond" fo:font-size="10pt" style:font-size-asian="10pt"/>
    </style:style>
    <style:style style:name="P56" style:family="paragraph" style:parent-style-name="List_20_Paragraph" style:list-style-name="WWNum12">
      <style:paragraph-properties fo:margin-left="1.27cm" fo:margin-right="0cm" fo:margin-top="0cm" fo:margin-bottom="0cm" fo:text-indent="0cm" style:auto-text-indent="false"/>
      <style:text-properties style:font-name="Garamond" fo:font-size="10pt" style:font-size-asian="10pt"/>
    </style:style>
    <style:style style:name="P57" style:family="paragraph" style:parent-style-name="List_20_Paragraph" style:list-style-name="WWNum1">
      <style:paragraph-properties fo:margin-left="1.27cm" fo:margin-right="0cm" fo:margin-top="0cm" fo:margin-bottom="0cm" fo:text-align="justify" style:justify-single-word="false" fo:text-indent="0cm" style:auto-text-indent="false"/>
    </style:style>
    <style:style style:name="P58" style:family="paragraph" style:parent-style-name="List_20_Paragraph" style:list-style-name="WWNum1">
      <style:paragraph-properties fo:margin-left="1.746cm" fo:margin-right="0cm" fo:margin-top="0cm" fo:margin-bottom="0cm" fo:text-align="justify" style:justify-single-word="false" fo:text-indent="0cm" style:auto-text-indent="false"/>
      <style:text-properties style:font-name="Garamond" fo:font-size="10pt" style:font-size-asian="10pt"/>
    </style:style>
    <style:style style:name="P59" style:family="paragraph" style:parent-style-name="List_20_Paragraph" style:list-style-name="WWNum1">
      <style:paragraph-properties fo:margin-left="0cm" fo:margin-right="0cm" fo:margin-top="0cm" fo:margin-bottom="0cm" fo:text-align="justify" style:justify-single-word="false" fo:text-indent="0.635cm" style:auto-text-indent="false"/>
      <style:text-properties style:font-name="Garamond" fo:font-size="10pt" fo:font-weight="bold" style:font-size-asian="10pt" style:font-weight-asian="bold"/>
    </style:style>
    <style:style style:name="T1" style:family="text">
      <style:text-properties style:font-name="Garamond" fo:font-size="8pt" style:font-size-asian="8pt"/>
    </style:style>
    <style:style style:name="T2" style:family="text">
      <style:text-properties style:font-name="Garamond" fo:font-size="10pt" style:font-size-asian="10pt"/>
    </style:style>
    <style:style style:name="T3" style:family="text">
      <style:text-properties style:font-name="Garamond" fo:font-size="10pt" fo:font-style="italic" style:font-size-asian="10pt" style:font-style-asian="italic"/>
    </style:style>
    <style:style style:name="T4" style:family="text">
      <style:text-properties style:font-name="Garamond" fo:font-size="10pt" fo:font-weight="bold" style:font-size-asian="10pt" style:font-weight-asian="bold"/>
    </style:style>
    <style:style style:name="T5" style:family="text">
      <style:text-properties style:font-name="Garamond" fo:font-size="10pt" style:text-underline-style="solid" style:text-underline-width="auto" style:text-underline-color="font-color" style:font-size-asian="10pt"/>
    </style:style>
    <style:style style:name="T6" style:family="text">
      <style:text-properties fo:font-variant="small-caps" style:font-name="Garamond" fo:font-size="10pt" style:text-underline-style="solid" style:text-underline-width="auto" style:text-underline-color="font-color" fo:font-weight="bold" style:font-size-asian="10pt" style:font-weight-asian="bold"/>
    </style:style>
    <style:style style:name="T7" style:family="text">
      <style:text-properties fo:font-variant="small-caps" style:font-name="Garamond" fo:font-size="10pt" fo:font-weight="bold" style:font-size-asian="10pt" style:font-weight-asian="bold"/>
    </style:style>
    <style:style style:name="T8" style:family="text">
      <style:text-properties fo:font-variant="small-caps" fo:color="#943634" style:font-name="Garamond" fo:font-size="10pt" fo:font-weight="bold" style:font-size-asian="10pt" style:font-weight-asian="bold"/>
    </style:style>
    <style:style style:name="T9" style:family="text">
      <style:text-properties fo:color="#943634" style:font-name="Garamond" fo:font-size="10pt" fo:font-weight="bold" style:font-size-asian="10pt" style:font-weight-asian="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number:time-style style:name="N40">
      <number:hours number:style="long"/>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GoBack"/>Study Notes Philippians 3:10</text:p>
      <text:p text:style-name="P5">By Edward Mooney</text:p>
      <text:p text:style-name="P5">10 that I may know Him and the power of His resurrection, and the fellowship of His sufferings, being conformed to His death,</text:p>
      <text:p text:style-name="P5">(Philippians 3:10 NKJVS)</text:p>
      <text:p text:style-name="P4"><text:time style:data-style-name="N40" text:time-value="2014-07-07T14:09:04.99">14:03</text:time></text:p>
      <text:p text:style-name="P22"/>
      <text:p text:style-name="P7"/>
      <text:p text:style-name="P4"><text:span text:style-name="T6">Sermon Title:</text:span><text:span text:style-name="T7"> Christ Our Life</text:span></text:p>
      <text:p text:style-name="P9"/>
      <text:p text:style-name="P4"><text:span text:style-name="T6">Working Subtitle:</text:span><text:span text:style-name="T7"> The Power of His Resurrection</text:span></text:p>
      <text:p text:style-name="P15"/>
      <text:p text:style-name="P9">summary of the book – ad 62</text:p>
      <text:p text:style-name="P19"/>
      <text:p text:style-name="P19">The Book of Philippians <text:s/>is Paul's letter to the Church at Philippi, which he had established (Acts 16:11-40).</text:p>
      <text:p text:style-name="P19"/>
      <text:p text:style-name="P19">Paul was a prisoner when he wrote the book of Philippians. But he used his time in prison well. He even told his guards about Jesus (Philippians 1:13). And he was glad that people were speaking about Jesus (Philippians 1:12-30).</text:p>
      <text:p text:style-name="P19"/>
      <text:p text:style-name="P19">Paul encouraged the Christians in Philippi to work together (Philippians 1:27). They should love each other (Philippians 2:1-4). So, they should be humble. Paul reminded them that Jesus was very humble. (Philippians 2:5-11). But now, God gives great honour to Jesus.</text:p>
      <text:p text:style-name="P19"/>
      <text:p text:style-name="P19">Paul warned the Christians about some people who did not know Jesus (Philippians 3:1-4, Philippians 3:17-19). He wanted the Christians to trust God more. Even Paul himself wanted to know God better (Philippians 3:10-11). Paul did not pretend that he was already perfect (Philippians 3:12). But he knew that God will change us totally (Philippians 3:21). So, we should be glad (Philippians 4:4). We should do the right things (Philippians 4:8-9). And we should trust God to provide whatever we need (Philippians 4:10-19).</text:p>
      <text:p text:style-name="P19"/>
      <text:p text:style-name="P9">Summary of the Passage</text:p>
      <text:p text:style-name="P15">Paul contrasts the life of the flesh over against the life of Christ that is to be aprehended. A determined purpose to see it and understand it more clearly in sharing in the sufferings of Christ in the hope that he may attain a spiritual and moral resurrection that lifts him out of the flesh while still in his physical body. The transition from out of Adam and into Christ.</text:p>
      <text:p text:style-name="P15"/>
      <text:p text:style-name="P9">This story in the other Gospels</text:p>
      <text:p text:style-name="P15">Only found in this Epistle.</text:p>
      <text:p text:style-name="P15"/>
      <text:p text:style-name="P15"/>
      <text:p text:style-name="P9">Outline of the Chapter</text:p>
      <text:p text:style-name="P9"/>
      <text:list xml:id="list2127278393565238379" text:style-name="WWNum1">
        <text:list-item>
          <text:p text:style-name="P59">No Confidence in the flesh – 1-3</text:p>
        </text:list-item>
      </text:list>
      <text:p text:style-name="P15">The chapter begins with Paul sayig Finally, rejoice in the Lord. This is a prison epistle and we do not know under what conditions Paul wrote this letter. We do know that this church was “<text:span text:style-name="T10">granted on behalf of Christ, not only to believe in Him, but also to suffer for His sake (1:29)</text:span>” and that they were to have “<text:span text:style-name="T10">the same conflict that Paul was experiencing (1:30)”. </text:span><text:span text:style-name="T12">Chapter 2 admonishes them to “</text:span><text:span text:style-name="T10">do all things without complaining and disputing in order to be blameless (2:14)”.</text:span><text:span text:style-name="T12"> Then in Chapter 3 “</text:span><text:span text:style-name="T10">finally, my brethren, rejoice in the Lord (3:1)”</text:span><text:span text:style-name="T12">.</text:span></text:p>
      <text:p text:style-name="P15"><text:span text:style-name="T12">“</text:span><text:span text:style-name="T10">beware of dogs (3:2)”</text:span><text:span text:style-name="T12">. Dogs in the natural are unpredictable unless they know you, they will need to be gradually trusted before letting them eat from your hand. In the ancient world dogs were not seen as animals that are cute and cudly, to this day the muslim for example, will not touch a dog lest they become unclean. They are analogus to evil workers, especially if they are trained by rough and careless masters, they will be extremely viscious. </text:span></text:p>
      <text:p text:style-name="P15"><text:span text:style-name="T12">-</text:span><text:span text:style-name="T13">Josephus, Antiquities of the Jews </text:span><text:span text:style-name="T12">"Herod also got together a great quantity of wild beasts, and of lions in very great abundance, and of such other beasts as were either of uncommon strength or of such a sort as were rarely seen. These were trained either to fight one with another, or men who were condemned to death were to fight with them. And truly foreigners were greatly surprised and delighted at the vast expenses of the shows, and at the great danger of the spectacles, but to the Jews it was a palpable breaking up of those customs for which they had so great a veneration." </text:span></text:p>
      <text:p text:style-name="P15"><text:span text:style-name="T12"/></text:p>
      <text:p text:style-name="P15"><text:span text:style-name="T12">Cross References</text:span></text:p>
      <text:p text:style-name="P15"><text:span text:style-name="T12">Psalm 22:16</text:span></text:p>
      <text:p text:style-name="P15"><text:span text:style-name="T12">Dogs surround me, a pack of villains encircles me; they pierce my hands and my feet.</text:span></text:p>
      <text:p text:style-name="P15"><text:span text:style-name="T12"/></text:p>
      <text:p text:style-name="P15"><text:span text:style-name="T12">Psalm 22:20</text:span></text:p>
      <text:p text:style-name="P15"><text:span text:style-name="T12">Deliver me from the sword, my precious life from the power of the dogs.</text:span></text:p>
      <text:p text:style-name="P15"><text:span text:style-name="T12"/></text:p>
      <text:p text:style-name="P15"><text:span text:style-name="T12">2 Corinthians 11:13</text:span></text:p>
      <text:p text:style-name="P15"><text:span text:style-name="T12">For such people are false apostles, deceitful workers, masquerading as apostles of Christ.</text:span></text:p>
      <text:p text:style-name="P15"><text:span text:style-name="T12"/></text:p>
      <text:p text:style-name="P15"><text:span text:style-name="T12">Galatians 5:15</text:span></text:p>
      <text:p text:style-name="P15"><text:span text:style-name="T12">If you bite and devour each other, watch out or you will be destroyed by each other.</text:span></text:p>
      <text:p text:style-name="P15"><text:span text:style-name="T12"/></text:p>
      <text:p text:style-name="P15"><text:span text:style-name="T12">Revelation 22:15</text:span></text:p>
      <text:p text:style-name="P15"><text:span text:style-name="T12">Outside are the dogs, those who practice magic arts, the sexually immoral, the murderers, the idolaters and everyone who loves and practices falsehood.</text:span></text:p>
      <text:p text:style-name="P15"><text:span text:style-name="T12"/></text:p>
      <text:p text:style-name="P15"><text:span text:style-name="T12">Finally Paul declares them as Jews. The mutilation!! This is a strong word that Paul uses, “mutilation”. Those who mutilate the flesh, who do so for tradition's sake cut the flesh and not the heart, the mutilation. Paul would have dealt with this jewish way of thinking at the Jerusalem council of Act 15 some 10 years or so before, who had been telling believer's “</text:span><text:span text:style-name="T10">Unless you are circumcised, according to the custom taught by Moses, you cannot be saved</text:span><text:span text:style-name="T12">.” </text:span><text:span text:style-name="T13">AD 50. </text:span><text:span text:style-name="T14">They had no doubt sprung up again to thwart the work and progress of God. Paul calls them the mutilation, and contrasts them to the “</text:span><text:span text:style-name="T11">circumcision”. </text:span><text:span text:style-name="T14">A reference to the true worshiper's of </text:span><text:soft-page-break/><text:span text:style-name="T14">God who “</text:span><text:span text:style-name="T11">worship God in the Spirit”</text:span><text:span text:style-name="T14">. Those one's who Glorify the Lord Jesus. We are to have no confidence in the flesh.</text:span></text:p>
      <text:p text:style-name="P9"/>
      <text:list xml:id="list653509720" text:continue-numbering="true" text:style-name="WWNum1">
        <text:list-item>
          <text:p text:style-name="P26">The futility of the Law – 4</text:p>
          <text:list>
            <text:list-item>
              <text:p text:style-name="P49">Question: "What is the purpose of the Mosaic Law?"</text:p>
            </text:list-item>
            <text:list-item>
              <text:p text:style-name="P49"/>
            </text:list-item>
            <text:list-item>
              <text:p text:style-name="P49">Answer: The Mosaic Law was given specifically to the nation of Israel (Exodus 19; Leviticus 26:46; Romans 9:4). It was made up of three parts: the Ten Commandments, the ordinances, and the worship system, which included the priesthood, the tabernacle, the offerings, and the festivals (Exodus 20—40; Leviticus 1—7; 23). The purpose of the Mosaic Law was to accomplish the following:</text:p>
            </text:list-item>
            <text:list-item>
              <text:p text:style-name="P49"/>
            </text:list-item>
            <text:list-item>
              <text:p text:style-name="P49">(1) Reveal the holy character of the eternal God to the nation of Israel (Leviticus 19:2; 20:7–8).</text:p>
            </text:list-item>
            <text:list-item>
              <text:p text:style-name="P49"/>
            </text:list-item>
            <text:list-item>
              <text:p text:style-name="P49">(2) Set apart the nation of Israel as distinct from all the other nations (Exodus 19:5).</text:p>
            </text:list-item>
            <text:list-item>
              <text:p text:style-name="P49"/>
            </text:list-item>
            <text:list-item>
              <text:p text:style-name="P49">(3) Reveal the sinfulness of man (cf. Galatians 3:19). Although the Law was good and holy (Romans 7:12), it did not provide salvation for the nation of Israel. “No one will be declared righteous in God's sight by the works of the law; rather, through the law we become conscious of our sin” (Romans 3:20; cf. Acts 13:38–39).</text:p>
            </text:list-item>
            <text:list-item>
              <text:p text:style-name="P49"/>
            </text:list-item>
            <text:list-item>
              <text:p text:style-name="P49">(4) Provide forgiveness through the sacrifice/offerings (Leviticus 1—7) for the people who had faith in the Lord in the nation of Israel.</text:p>
            </text:list-item>
            <text:list-item>
              <text:p text:style-name="P49"/>
            </text:list-item>
            <text:list-item>
              <text:p text:style-name="P49">(5) Provide a way of worship for the community of faith through the yearly feasts (Leviticus 23).</text:p>
            </text:list-item>
            <text:list-item>
              <text:p text:style-name="P49"/>
            </text:list-item>
            <text:list-item>
              <text:p text:style-name="P49">(6) Provide God’s direction for the physical and spiritual health of the nation (Exodus 21—23; Deuteronomy 6:4–19; Psalm 119:97–104).</text:p>
            </text:list-item>
            <text:list-item>
              <text:p text:style-name="P49"/>
            </text:list-item>
            <text:list-item>
              <text:p text:style-name="P49">(7) Cause people, after Christ came, to see that they couldn’t keep the Law but needed to accept Christ as personal Savior, for He had fulfilled the Law in His life and paid the penalty for our breaking it in His death, burial, and bodily resurrection (Galatians 3:24; Romans 10:4). The believer in Christ has the very righteousness of the Law fulfilled in him as he obeys the Holy Spirit who lives within him (Romans 8:4).</text:p>
            </text:list-item>
            <text:list-item>
              <text:p text:style-name="P49"/>
            </text:list-item>
            <text:list-item>
              <text:p text:style-name="P49">The purpose of the Mosaic Law raises these questions: “Are you trusting in yourself to keep all the Ten Commandments all the time (which you can’t do)?” OR “Have you made the choice to accept Jesus as your Savior, realizing that He has fulfilled all the commandments all the time for you, even paying your penalty for breaking them?” The choice is yours.</text:p>
            </text:list-item>
            <text:list-item>
              <text:p text:style-name="P49"/>
            </text:list-item>
            <text:list-item>
              <text:p text:style-name="P49">Read more: http://www.gotquestions.org/Mosaic-Law</text:p>
            </text:list-item>
          </text:list>
        </text:list-item>
        <text:list-item>
          <text:p text:style-name="P40"><text:span text:style-name="T4">The man didn’t like the answer </text:span><text:span text:style-name="T2">because he wanted to justify himself (for most likely not loving his “neighbor”) so he asked, </text:span><text:span text:style-name="T5">“Who is my neighbor?”</text:span><text:span text:style-name="T2"> (v.29)</text:span></text:p>
        </text:list-item>
        <text:list-item>
          <text:p text:style-name="P26">Jesus addressed the key question with a parable</text:p>
          <text:list>
            <text:list-item>
              <text:p text:style-name="P49">Man traveling found trouble as he moved from Jerusalem to Jericho – nearly died (v.30)</text:p>
            </text:list-item>
            <text:list-item>
              <text:p text:style-name="P57"><text:span text:style-name="T2">A </text:span><text:span text:style-name="T4">priest</text:span><text:span text:style-name="T2"> passes by and does nothing (v.31)</text:span></text:p>
            </text:list-item>
            <text:list-item>
              <text:p text:style-name="P57"><text:span text:style-name="T2">A </text:span><text:span text:style-name="T4">Levite</text:span><text:span text:style-name="T2"> passes by and does nothing (v.32)</text:span></text:p>
            </text:list-item>
            <text:list-item>
              <text:p text:style-name="P57"><text:span text:style-name="T2">A </text:span><text:span text:style-name="T4">Samaritan </text:span><text:span text:style-name="T2">passes by and has compassion and does something (v.33)</text:span></text:p>
              <text:list>
                <text:list-item>
                  <text:p text:style-name="P58">Cared for his wounds (v.34a)</text:p>
                </text:list-item>
                <text:list-item>
                  <text:p text:style-name="P58">Used his own possessions to get him to safely (v.34b)</text:p>
                </text:list-item>
                <text:list-item>
                  <text:p text:style-name="P58">Used his own money to pay for the man’s care (v.35)</text:p>
                </text:list-item>
              </text:list>
            </text:list-item>
          </text:list>
        </text:list-item>
        <text:list-item>
          <text:p text:style-name="P40"><text:span text:style-name="T4">Jesus answer’s the lawyer’s question by asking him to</text:span><text:span text:style-name="T2"> identify the one who was a “true neighbor” (v36)</text:span></text:p>
          <text:list>
            <text:list-item>
              <text:p text:style-name="P49">The instruction is given – “Go and do likewise.” (v37)</text:p>
            </text:list-item>
          </text:list>
        </text:list-item>
      </text:list>
      <text:p text:style-name="P3"/>
      <text:p text:style-name="P9">The Main Point of this Passage</text:p>
      <text:p text:style-name="P17"><text:span text:style-name="T4">Exegetical Idea: </text:span><text:span text:style-name="T2">The barriers of culture, economy or race play no difference in our command to love our neighbor.</text:span></text:p>
      <text:p text:style-name="P18"><text:span text:style-name="T4">Theological Idea: </text:span><text:span text:style-name="T2">God has created all humans equally and we are to treat people with love without condition in order to fulfill the greatest commandment. </text:span></text:p>
      <text:p text:style-name="P18"><text:span text:style-name="T4">Applicational Idea</text:span><text:span text:style-name="T2">: <text:s/>To love God fully we must love others relentlessly.</text:span></text:p>
      <text:p text:style-name="P12"><text:soft-page-break/>So What and Why?</text:p>
      <text:p text:style-name="P17"><text:span text:style-name="T4">What do they need to know? </text:span><text:span text:style-name="T2">That God loves them and wants to show his love through them to others so that His greatest commandments may be filled (on earth as it is in heaven). </text:span></text:p>
      <text:p text:style-name="P16"/>
      <text:p text:style-name="P17"><text:span text:style-name="T4">Why do they need to know it? </text:span><text:span text:style-name="T2">Because they do not value themselves, or the people around them, to the same level that God does. If they understood the depth of God’s love for them and others, they couldn’t help but show it.</text:span></text:p>
      <text:p text:style-name="P16"/>
      <text:p text:style-name="P17"><text:span text:style-name="T4">What do they need to do? </text:span><text:span text:style-name="T2">Then need to see souls and not crowd, inconveniences or coincidences; they need to know how to make the most out of every opportunity. </text:span></text:p>
      <text:p text:style-name="P16"/>
      <text:p text:style-name="P17"><text:span text:style-name="T4">Why do they need to do it? </text:span><text:span text:style-name="T2">Because Christians don’t live any different than the outside world, this must change.</text:span></text:p>
      <text:p text:style-name="P15"/>
      <text:p text:style-name="P9">Proposed Preaching Points</text:p>
      <text:list xml:id="list8592593271595918099" text:style-name="WWNum2">
        <text:list-item>
          <text:p text:style-name="P27">What must I do to have eternal life? </text:p>
          <text:list>
            <text:list-item>
              <text:p text:style-name="P27">The answer has more to do with who you are than what you do</text:p>
            </text:list-item>
          </text:list>
        </text:list-item>
        <text:list-item>
          <text:p text:style-name="P41"><text:span text:style-name="T2">To </text:span><text:span text:style-name="T3">get</text:span><text:span text:style-name="T2"> the love of God, you must get the greatest commandment </text:span></text:p>
        </text:list-item>
        <text:list-item>
          <text:p text:style-name="P27">Righteousness without compassion is useless</text:p>
          <text:list>
            <text:list-item>
              <text:p text:style-name="P27">The Priest</text:p>
            </text:list-item>
            <text:list-item>
              <text:p text:style-name="P27">The Levite </text:p>
            </text:list-item>
          </text:list>
        </text:list-item>
        <text:list-item>
          <text:p text:style-name="P42">To have the Love of God fully, we must love others relentlessly</text:p>
          <text:list>
            <text:list-item>
              <text:p text:style-name="P27">Care less for our own preferences and more for others wounds (those in need)</text:p>
              <text:list>
                <text:list-item>
                  <text:p text:style-name="P27">Time </text:p>
                </text:list-item>
                <text:list-item>
                  <text:p text:style-name="P27">Reputation </text:p>
                </text:list-item>
              </text:list>
            </text:list-item>
            <text:list-item>
              <text:p text:style-name="P27">Be willing to give what we have for the sake of others</text:p>
              <text:list>
                <text:list-item>
                  <text:p text:style-name="P27">Possessions </text:p>
                </text:list-item>
                <text:list-item>
                  <text:p text:style-name="P27">Money</text:p>
                </text:list-item>
              </text:list>
            </text:list-item>
          </text:list>
        </text:list-item>
        <text:list-item>
          <text:p text:style-name="P27">Go and do likewise </text:p>
        </text:list-item>
      </text:list>
      <text:p text:style-name="P7"/>
      <text:p text:style-name="P9">Exegetical Study and Commentary</text:p>
      <text:p text:style-name="P6"/>
      <text:p text:style-name="P8">Introduction: </text:p>
      <text:list xml:id="list1510933733548056749" text:style-name="WWNum3">
        <text:list-item>
          <text:p text:style-name="P28">This parable is an example of how the “wise and understanding” (v. 21) do not understand even the simplest commands of Scripture (cf. v. 27c with Lev. 19:18).</text:p>
        </text:list-item>
        <text:list-item>
          <text:p text:style-name="P28">This is also one of the occasions where Jesus emphasized the importance of the OT Law – and the summary of it – that tells us to love God.</text:p>
        </text:list-item>
        <text:list-item>
          <text:p text:style-name="P43"><text:span text:style-name="T2">By the focus of this passage on love, in response to the question about how to early eternal life, Jesus makes it clear that Love and Faith go hand in hand. </text:span><text:span text:style-name="T5">Love is the outplay of our faith in God. </text:span></text:p>
        </text:list-item>
      </text:list>
      <text:p text:style-name="P13"/>
      <text:p text:style-name="P10">[25] And behold, a lawyer stood up to put him to the test, saying, “Teacher, what shall I do to inherit eternal life?” </text:p>
      <text:list xml:id="list1542445836" text:continue-numbering="true" text:style-name="WWNum3">
        <text:list-item>
          <text:p text:style-name="P28">This was not a lawyer as in a man who upholds laws of the land and deals with legal matters. This was an expert in God’s Law – like a seminary professor.</text:p>
        </text:list-item>
        <text:list-item>
          <text:p text:style-name="P28">The lawyer wanted to put Jesus to the test – not a great idea to test Jesus. He has all the answers (and is the answer) and in this case the test turned right back on to the Lawyer. </text:p>
        </text:list-item>
        <text:list-item>
          <text:p text:style-name="P28">If he was putting him to the test, we have to ask if the lawyer was really seeking the answer to his question. Did he just want to play game with God and find out how far he could push the envelope (and who he should love and not love) or did he really want eternal life – I am guessing the former. We are told that he sough to “justify” himself.</text:p>
        </text:list-item>
        <text:list-item>
          <text:p text:style-name="P43"><text:span text:style-name="T4">Others have asked the same question – “What must I do to have eternal life (or be saved)?” </text:span><text:span text:style-name="T2">We see this in: </text:span></text:p>
          <text:list>
            <text:list-item>
              <text:p text:style-name="P50">The rich young ruler in 18:18</text:p>
            </text:list-item>
            <text:list-item>
              <text:p text:style-name="P50">In Acts 2 times (2:37 and 16:30)</text:p>
            </text:list-item>
          </text:list>
        </text:list-item>
        <text:list-item>
          <text:p text:style-name="P28">Most people either ask this question sincerely or sarcastically – there is little ground in-between. Where are you? </text:p>
        </text:list-item>
        <text:list-item>
          <text:p text:style-name="P28">“Eternal life” is synonymous with “entering the kingdom of God” or “Being saved” </text:p>
        </text:list-item>
      </text:list>
      <text:p text:style-name="P13"/>
      <text:p text:style-name="P4"><text:span text:style-name="T7">[26] He said to him, </text:span><text:span text:style-name="T8">“What is written in the Law? How do you read it?” </text:span></text:p>
      <text:list xml:id="list1919385518294474833" text:style-name="WWNum4">
        <text:list-item>
          <text:p text:style-name="P29">The OT was the LAW and it was the plumb line for all truth. Jesus is teaching a lesson here by referring to the Bible answer the question, and no other truth.</text:p>
          <text:list>
            <text:list-item>
              <text:p text:style-name="P51">He did the same affirmation of the Law with the Rich Young Ruler in 18:18-23</text:p>
            </text:list-item>
          </text:list>
        </text:list-item>
        <text:list-item>
          <text:p text:style-name="P29">Anytime we have a question – especially this type of a question, we should run right to the Bible fore our answer. </text:p>
        </text:list-item>
        <text:list-item>
          <text:p text:style-name="P29">I love that Jesus turned the question on the man and he had to answer it for himself, based on the Bible. This is one of the most effective techniques for ensuring that the ‘student’ learns the lesson. </text:p>
        </text:list-item>
        <text:list-item>
          <text:p text:style-name="P29">We are saved by grace through faith, expressed in love – Gal. 5:6</text:p>
        </text:list-item>
      </text:list>
      <text:p text:style-name="P13"/>
      <text:p text:style-name="P10">[27] And he answered, “You shall love the Lord your God with all your heart and with all your soul and with all your strength and with all your mind, and your neighbor as yourself.” </text:p>
      <text:list xml:id="list7550773816205775589" text:style-name="WWNum5">
        <text:list-item>
          <text:p text:style-name="P44"><text:span text:style-name="T4">To love the Lord is not only to have faith in Him, but delighting in what he delights in</text:span><text:span text:style-name="T2"> – namely his law (cf. Psalm 1, 119)</text:span></text:p>
        </text:list-item>
        <text:list-item>
          <text:p text:style-name="P44"><text:span text:style-name="T4">The whole person is to love God</text:span><text:span text:style-name="T2"> – not just a part; total devotion is required to fulfill this command. <text:s/></text:span></text:p>
          <text:list>
            <text:list-item>
              <text:p text:style-name="P52">Heart: emotions, will, and deepest convictions</text:p>
            </text:list-item>
            <text:list-item>
              <text:p text:style-name="P52">Soul: the immaterial part of a person’s being</text:p>
            </text:list-item>
            <text:list-item>
              <text:p text:style-name="P52">Mind: reason (however, this term lacking in Deut. 6:5)</text:p>
            </text:list-item>
            <text:list-item>
              <text:p text:style-name="P52">Strength: how a person uses the abilities and powers that he has (Matthew 22:37 alone lacks the term)</text:p>
            </text:list-item>
          </text:list>
        </text:list-item>
        <text:list-item>
          <text:p text:style-name="P30">The Law is summarized here – which was typical of the OT teachers to summarize the whole law in these two statements</text:p>
          <text:list>
            <text:list-item>
              <text:p text:style-name="P52">Even the 10 commandments could be broken into these two categories: love or attitudes toward Man and God. </text:p>
            </text:list-item>
            <text:list-item>
              <text:p text:style-name="P52">Duet. 6:5 is where is says to love God</text:p>
            </text:list-item>
            <text:list-item>
              <text:p text:style-name="P52">Lev. 19:18 is where we get the command to love others (Also: Rom 13:9; Gal 5:14; Jas 2:18)</text:p>
            </text:list-item>
          </text:list>
        </text:list-item>
        <text:list-item>
          <text:p text:style-name="P44"><text:span text:style-name="T4">Why is it that the neighbor command follows this first command so closely?</text:span><text:span text:style-name="T2"> It could be fore several reasons: (1) Loving God fully means that we love what he created fully, (2) If you love God but hate something/someone else, are you really able to love God fully? (3) The outplay of our love for God is demonstrated by how we love for and care for others.</text:span></text:p>
        </text:list-item>
        <text:list-item>
          <text:p text:style-name="P30">A faith that doesn't produce love for other people is dead – James 2:17</text:p>
        </text:list-item>
      </text:list>
      <text:p text:style-name="P2"/>
      <text:p text:style-name="P4"><text:span text:style-name="T4">[28] And he said to him, </text:span><text:span text:style-name="T9">“You have answered correctly; do this, and you will live.”</text:span></text:p>
      <text:list xml:id="list6426036287280455335" text:style-name="WWNum6">
        <text:list-item>
          <text:p text:style-name="P45"><text:span text:style-name="T2">I love the simplicity of this answer – </text:span><text:span text:style-name="T3">Yes! Now do it!</text:span></text:p>
          <text:list>
            <text:list-item>
              <text:p text:style-name="P53">Nike – Just do it. </text:p>
            </text:list-item>
            <text:list-item>
              <text:p text:style-name="P53">“Do this” is present imperative, thus emphasizing the continual nature of the Christian commitments</text:p>
            </text:list-item>
          </text:list>
        </text:list-item>
        <text:list-item>
          <text:p text:style-name="P31">To love God is not something we “Do” but it is something that we partake in. It requires our whole being, as the command alludes to, so this is much more who we are than what we do. How do we love God? We BE fully devoted to him. </text:p>
        </text:list-item>
      </text:list>
      <text:p text:style-name="P8">[29] But he, desiring to justify himself, said to Jesus, “And who is my neighbor?” </text:p>
      <text:list xml:id="list1467645185807648884" text:style-name="WWNum7">
        <text:list-item>
          <text:p text:style-name="P32">BUT he desires to justify himself – he knows the truth, but still wants to test the waters, or set himself right at least in His own eyes. </text:p>
        </text:list-item>
        <text:list-item>
          <text:p text:style-name="P32">This shows that he was less than sincere </text:p>
        </text:list-item>
        <text:list-item>
          <text:p text:style-name="P32">He asks the wrong question – Who is my neighbor is trying to exclude some people. (wrong question pal)</text:p>
          <text:list>
            <text:list-item>
              <text:p text:style-name="P54">Last week we talked about how we are called to go to anyone and everywhere to be the revealers of hope. We are not to pick and choose whom we love and to whom we go. That is up to God.</text:p>
            </text:list-item>
          </text:list>
        </text:list-item>
        <text:list-item>
          <text:p text:style-name="P46"><text:span text:style-name="T2">The right question should have been </text:span><text:span text:style-name="T3">HOW do I love my neighbor? </text:span></text:p>
        </text:list-item>
        <text:list-item>
          <text:p text:style-name="P32">For most Jews, Jews were already their neighbor. In this instances he doesn’t make the Jew the hero but he makes the Samaritan – who would have been hated by the Jews – was the hero. This is where Jesus answers the who and then addresses the “How”</text:p>
        </text:list-item>
      </text:list>
      <text:p text:style-name="P14"/>
      <text:p text:style-name="P4"><text:span text:style-name="T4">[30] Jesus replied, “</text:span><text:span text:style-name="T9">A man was going down from Jerusalem to Jericho, and he fell among robbers, who stripped him and beat him and departed, leaving him half dead. </text:span></text:p>
      <text:list xml:id="list1366454411712592888" text:style-name="WWNum8">
        <text:list-item>
          <text:p text:style-name="P33">We don’t know anything about this man – nationality/religion, or such – we just know that he was traveling from Jerusalem to Jericho. However, it is safe to assume he was a Jew by nature of where he was coming from and to where he was going.</text:p>
        </text:list-item>
        <text:list-item>
          <text:p text:style-name="P33">The route of the Jericho road, still visible today, included long stretches of rocky terrain that made it a useful base of operations for robbers. </text:p>
        </text:list-item>
        <text:list-item>
          <text:p text:style-name="P33">The road descended (down) about 3,200 feet (975 m) from Jerusalem to Jericho along this 17 or 18-mile (29-km) route. Any route away from Jerusalem was down.</text:p>
        </text:list-item>
      </text:list>
      <text:p text:style-name="P13"/>
      <text:p text:style-name="P11">[31] Now by chance a priest was going down that road, and when he saw him he passed by on the other side. </text:p>
      <text:list xml:id="list8733997782799219668" text:style-name="WWNum9">
        <text:list-item>
          <text:p text:style-name="P34">A priest was a descendant of Aaron and would have had responsibilities/employment in the temple in Jerusalem. </text:p>
        </text:list-item>
        <text:list-item>
          <text:p text:style-name="P34">He would have been involved with the sacrifices of God, therefore dealing with the “Holy” and couldn’t touch anything unclean, including dead bodies (unless a close relative). This could be 1 reason he avoided him.</text:p>
        </text:list-item>
        <text:list-item>
          <text:p text:style-name="P34">He could have avoided him so he wouldn’t get robbed. </text:p>
        </text:list-item>
        <text:list-item>
          <text:p text:style-name="P34">By walking on the other side, this was the clearest way to say that he plain-out avoided him.</text:p>
        </text:list-item>
        <text:list-item>
          <text:p text:style-name="P34">It isn’t right to start putting thoughts in this fictional character’s head, but we can put them in the heads of the hearers – i.e. the Lawyer. What would he have thinking/justifying in this story? </text:p>
        </text:list-item>
      </text:list>
      <text:p text:style-name="P6"/>
      <text:p text:style-name="P11">[32] So likewise a Levite, when he came to the place and saw him, passed by on the other side. </text:p>
      <text:list xml:id="list8621914788761000525" text:style-name="WWNum10">
        <text:list-item>
          <text:p text:style-name="P35">A member of the tribe of Levi but not a descendant of Aaron and therefore not a priest. The Levites assisted the priests, but the next most “Holy” individual.</text:p>
        </text:list-item>
        <text:list-item>
          <text:p text:style-name="P35">Here we are seeing that the “Wise and understanding” are both being called out (cf. v.21). He was emphasizing that neither the wise or the proud and ruling (cf. 1:51-52) practiced being loving to their neighbors.</text:p>
        </text:list-item>
      </text:list>
      <text:p text:style-name="P13"/>
      <text:p text:style-name="P11">[33] But a Samaritan, as he journeyed, came to where he was, and when he saw him, he had compassion. </text:p>
      <text:list xml:id="list1848015269" text:continue-numbering="true" text:style-name="WWNum10">
        <text:list-item>
          <text:p text:style-name="P35">Culturally, it would have been unthinkable for a Samaritan to help a Jew (cf. John 4:9; 8:48). </text:p>
        </text:list-item>
        <text:list-item>
          <text:p text:style-name="P47"><text:span text:style-name="T2">The Jews (From </text:span><text:span text:style-name="T3">Judea</text:span><text:span text:style-name="T2">) hated the “Half-breed” Samaritans (from </text:span><text:span text:style-name="T3">Samaria</text:span><text:span text:style-name="T2">) </text:span></text:p>
          <text:list>
            <text:list-item>
              <text:p text:style-name="P55">The S. were rejected from helping build the temple with the Jews (Ez 4-6; Ne 2-4)</text:p>
            </text:list-item>
            <text:list-item>
              <text:p text:style-name="P55">They later built their own temple on Mount Gerizim but the Jews destroyed it in 128 B.C. </text:p>
            </text:list-item>
          </text:list>
        </text:list-item>
        <text:list-item>
          <text:p text:style-name="P35">Jesus is making the point that “our neighbor” may include someone that we would not normally love or care for. </text:p>
        </text:list-item>
        <text:list-item>
          <text:p text:style-name="P35"><text:soft-page-break/>In Luke 6:27, 35-36 he made the case for “loving our enemies.” </text:p>
        </text:list-item>
        <text:list-item>
          <text:p text:style-name="P35">“Have compassion” or “Pity” was the same thing we are told that Jesus had on the people in 7:13 and the Father granted in 15:20</text:p>
        </text:list-item>
      </text:list>
      <text:p text:style-name="P13"/>
      <text:p text:style-name="P11">[34] He went to him and bound up his wounds, pouring on oil and wine. Then he set him on his own animal and brought him to an inn and took care of him. </text:p>
      <text:list xml:id="list3477243793046714003" text:style-name="WWNum12">
        <text:list-item>
          <text:p text:style-name="P36">Notice what the compassion drove him to do – </text:p>
          <text:list>
            <text:list-item>
              <text:p text:style-name="P56">He gave of his own time to stop and care for the man</text:p>
            </text:list-item>
            <text:list-item>
              <text:p text:style-name="P56">He certainly didn’t care about his own safety at the risk of helping him. </text:p>
            </text:list-item>
            <text:list-item>
              <text:p text:style-name="P56">He wasn’t afraid to get his hands dirty </text:p>
            </text:list-item>
            <text:list-item>
              <text:p text:style-name="P56">He placed the man on his own animal – this would have been his very ride and something he was proud of. The Samaritan walked while the man rode the animal. </text:p>
            </text:list-item>
            <text:list-item>
              <text:p text:style-name="P56">He took him to an inn. No camping, or side-of-the-road first aid. He made him comfortable. </text:p>
            </text:list-item>
          </text:list>
        </text:list-item>
      </text:list>
      <text:p text:style-name="P11"/>
      <text:p text:style-name="P11">[35] And the next day he took out two denarii and gave them to the innkeeper, saying, ‘Take care of him, and whatever more you spend, I will repay you when I come back.’ </text:p>
      <text:list xml:id="list5913380462143300731" text:style-name="WWNum11">
        <text:list-item>
          <text:p text:style-name="P37">two denarii - the equivalent of two days’ salary</text:p>
        </text:list-item>
        <text:list-item>
          <text:p text:style-name="P37">He was willing to even go further and take care of any other expenses the man may have had. This is way beyond the call of compassion, this was the extra mile.</text:p>
        </text:list-item>
      </text:list>
      <text:p text:style-name="P13"/>
      <text:p text:style-name="P11">[36] Which of these three, do you think, proved to be a neighbor to the man who fell among the robbers?” </text:p>
      <text:list xml:id="list457818036862740801" text:style-name="WWNum13">
        <text:list-item>
          <text:p text:style-name="P38">The lawyer was wise and understanding, so he knew the right answer, though he may not have liked it. </text:p>
        </text:list-item>
        <text:list-item>
          <text:p text:style-name="P48"><text:span text:style-name="T2">This answer redefined “Who the neighbor” was and gave instead a fuller answer as to </text:span><text:span text:style-name="T3">how</text:span><text:span text:style-name="T2"> the neighbor is to act. </text:span></text:p>
        </text:list-item>
        <text:list-item>
          <text:p text:style-name="P38">He is indicating here that we should worry less about “Who” our neighbor is and focus on what it means to really love our neighbor</text:p>
        </text:list-item>
        <text:list-item>
          <text:p text:style-name="P38">Jesus reversed roles entirely and “tested” the man by making him answer the hard questions to get to his answers.</text:p>
        </text:list-item>
      </text:list>
      <text:p text:style-name="P13"><text:s/></text:p>
      <text:p text:style-name="P4"><text:span text:style-name="T4">[37] He said, “The one who showed him mercy.” And Jesus said to him, </text:span><text:span text:style-name="T9">“You go, and do likewise.”</text:span></text:p>
      <text:list xml:id="list3064915531741596861" text:style-name="WWNum14">
        <text:list-item>
          <text:p text:style-name="P39">Mercy – not getting what you deserve</text:p>
        </text:list-item>
        <text:list-item>
          <text:p text:style-name="P39">Even though the Jew may have treated the Samaritan badly (which they had), the Samaritan showed compassion regardless and relentles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S Gothi" svg:font-family="'MS Goth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AU" style:letter-kerning="true" style:font-name-asian="Cambria1" style:font-size-asian="11pt" style:language-asian="en" style:country-asian="AU"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name-asian="MS Gothi" style:font-weight-asian="bold" style:font-weight-complex="bold"/>
    </style:style>
    <style:style style:name="Garmond" style:family="paragraph" style:parent-style-name="Heading_20_3" style:default-outline-level="" style:list-style-name="">
      <style:text-properties fo:color="#00000a" style:font-name="Garamon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margin-top="0cm" fo:margin-bottom="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size-complex="9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4f81bd" style:font-name="Calibri" fo:font-weight="bold" style:font-name-asian="MS Gothi" style:font-weight-asian="bold" style:font-name-complex="Times New Roman" style:font-weight-complex="bold"/>
    </style:style>
    <style:style style:name="Header_20_Char" style:display-name="Header Cha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style:font-name-complex="Times New Roman"/>
    </style:style>
    <style:style style:name="Balloon_20_Text_20_Char" style:display-name="Balloon Text Char" style:family="text" style:parent-style-name="Default_20_Paragraph_20_Font">
      <style:text-properties style:font-name="Lucida Grande" fo:font-size="9pt" style:font-size-asian="9pt" style:font-name-complex="Times New Roman" style:font-size-complex="9pt"/>
    </style:style>
    <style:style style:name="ListLabel_20_1" style:display-name="ListLabel 1" style:family="text">
      <style:text-properties fo:font-weight="bold" style:font-weight-asian="bold" style:font-name-complex="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Garamond" fo:font-size="8pt" style:font-size-asian="8pt"/>
    </style:style>
    <style:page-layout style:name="Mpm1">
      <style:page-layout-properties fo:page-width="21.59cm" fo:page-height="27.94cm" style:num-format="1" style:print-orientation="portrait" fo:margin-top="1.905cm" fo:margin-bottom="1.27cm" fo:margin-left="1.905cm" fo:margin-right="1.905cm" style:writing-mode="lr-tb" style:layout-grid-color="#c0c0c0" style:layout-grid-lines="24765"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fo:column-gap="1.27cm">
          <style:column style:rel-width="32767*" fo:start-indent="0cm" fo:end-indent="0.635cm"/>
          <style:column style:rel-width="32768*" fo:start-indent="0.635cm" fo:end-indent="0cm"/>
        </style:columns>
        <style:footnote-sep style:width="0.018cm" style:distance-before-sep="0.101cm" style:distance-after-sep="0.101cm" style:adjustment="left" style:rel-width="25%" style:color="#000000"/>
      </style:page-layout-properties>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footer>
        <text:p text:style-name="MP1"><text:span text:style-name="MT1">Page </text:span><text:page-number text:select-page="current">2</text:page-number><text:span text:style-name="MT1"> of </text:span><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UDY NOTES LUKE 10:25-37</dc:title>
    <meta:initial-creator>Josh Weidmann</meta:initial-creator>
    <dc:creator>Eddie Mooney</dc:creator>
    <meta:editing-cycles>18</meta:editing-cycles>
    <meta:print-date>2012-08-01T17:56:00</meta:print-date>
    <meta:creation-date>2014-06-25T01:32:00</meta:creation-date>
    <dc:date>2014-07-07T14:09:05</dc:date>
    <meta:editing-duration>P1DT2M23S</meta:editing-duration>
    <meta:generator>OpenOffice/4.1.0$Unix OpenOffice.org_project/410m18$Build-9764</meta:generator>
    <meta:document-statistic meta:table-count="0" meta:image-count="0" meta:object-count="0" meta:page-count="4" meta:paragraph-count="166" meta:word-count="3597" meta:character-count="19128"/>
    <meta:user-defined meta:name="AppVersion">12.0000</meta:user-defined>
    <meta:user-defined meta:name="Company">Colorado Community Chur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tudy%20notes.dotx" xlink:href=""/>
  </office:meta>
</office:document-meta>
</file>